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</office:automatic-styles>
  <office:body>
    <office:text text:use-soft-page-breaks="true">
      <text:p text:style-name="P1">student id</text:p>
      <text:p text:style-name="P2">social security numbers:</text:p>
      <text:p text:style-name="P3">ssn</text:p>
      <text:p text:style-name="P4"/>
      <text:p text:style-name="P5">123456789123456789</text:p>
      <text:p text:style-name="P6">8782587439848573589</text:p>
      <text:p text:style-name="P7">54837478839573</text:p>
      <text:p text:style-name="P8">57483972-5984639578</text:p>
      <text:p text:style-name="P9"/>
      <text:p text:style-name="P10">count: 0</text:p>
      <text:p text:style-name="P11">priority: 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200%"/>
      <style:text-properties style:font-name="Times New Roman" fo:font-size="12pt" style:font-size-asian="12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ven Kakoczky</meta:initial-creator>
    <dc:creator>Steven Kakoczky</dc:creator>
    <meta:creation-date>2011-12-07T03:07:00Z</meta:creation-date>
    <dc:date>2011-12-07T03:07:00Z</dc:date>
    <meta:template xlink:href="Normal.dotm" xlink:type="simple"/>
    <meta:editing-cycles>2</meta:editing-cycles>
    <meta:editing-duration>PT60S</meta:editing-duration>
    <meta:document-statistic meta:page-count="1" meta:paragraph-count="1" meta:word-count="20" meta:character-count="137" meta:row-count="1" meta:non-whitespace-character-count="118"/>
  </office:meta>
</office:document-meta>
</file>